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4e46" officeooo:paragraph-rsid="00004e46"/>
    </style:style>
    <style:style style:name="P2" style:family="paragraph" style:parent-style-name="Standard">
      <style:text-properties officeooo:paragraph-rsid="00004e46"/>
    </style:style>
    <style:style style:name="P3" style:family="paragraph" style:parent-style-name="Standard">
      <style:text-properties fo:font-size="16pt" fo:font-weight="bold" officeooo:rsid="00004e46" officeooo:paragraph-rsid="00004e46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dda1e" officeooo:paragraph-rsid="00004e46"/>
    </style:style>
    <style:style style:name="P5" style:family="paragraph" style:parent-style-name="Standard">
      <style:text-properties fo:font-size="12pt" fo:font-weight="normal" officeooo:rsid="001dda1e" officeooo:paragraph-rsid="00004e46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uge Score for Pointer Generoor without Coveage</text:p>
      <text:p text:style-name="P1"/>
      <text:p text:style-name="P1"/>
      <text:p text:style-name="P2">1 ROUGE-1 Average_R: 0.40253 (95%-conf.int. 0.40015 - 0.40502)</text:p>
      <text:p text:style-name="P2">1 ROUGE-1 Average_P: 0.35980 (95%-conf.int. 0.35741 - 0.36229)</text:p>
      <text:p text:style-name="P2">1 ROUGE-1 Average_F: 0.36645 (95%-conf.int. 0.36438 - 0.36859)</text:p>
      <text:p text:style-name="P2">---------------------------------------------</text:p>
      <text:p text:style-name="P2">1 ROUGE-2 Average_R: 0.17168 (95%-conf.int. 0.16943 - 0.17376)</text:p>
      <text:p text:style-name="P2">1 ROUGE-2 Average_P: 0.15397 (95%-conf.int. 0.15186 - 0.15591)</text:p>
      <text:p text:style-name="P2">1 ROUGE-2 Average_F: 0.15627 (95%-conf.int. 0.15432 - 0.15818)</text:p>
      <text:p text:style-name="P2">---------------------------------------------</text:p>
      <text:p text:style-name="P2">1 ROUGE-3 Average_R: 0.10078 (95%-conf.int. 0.09884 - 0.10261)</text:p>
      <text:p text:style-name="P2">1 ROUGE-3 Average_P: 0.09156 (95%-conf.int. 0.08972 - 0.09333)</text:p>
      <text:p text:style-name="P2">1 ROUGE-3 Average_F: 0.09216 (95%-conf.int. 0.09041 - 0.09387)</text:p>
      <text:p text:style-name="P2">---------------------------------------------</text:p>
      <text:p text:style-name="P2">1 ROUGE-4 Average_R: 0.06824 (95%-conf.int. 0.06651 - 0.06987)</text:p>
      <text:p text:style-name="P2">1 ROUGE-4 Average_P: 0.06288 (95%-conf.int. 0.06124 - 0.06452)</text:p>
      <text:p text:style-name="P2">1 ROUGE-4 Average_F: 0.06271 (95%-conf.int. 0.06117 - 0.06424)</text:p>
      <text:p text:style-name="P2">---------------------------------------------</text:p>
      <text:p text:style-name="P2">1 ROUGE-L Average_R: 0.36455 (95%-conf.int. 0.36222 - 0.36692)</text:p>
      <text:p text:style-name="P2">1 ROUGE-L Average_P: 0.32614 (95%-conf.int. 0.32395 - 0.32856)</text:p>
      <text:p text:style-name="P2">1 ROUGE-L Average_F: 0.33199 (95%-conf.int. 0.32993 - 0.33406)</text:p>
      <text:p text:style-name="P2">---------------------------------------------</text:p>
      <text:p text:style-name="P2">1 ROUGE-W-1.2 Average_R: 0.16149 (95%-conf.int. 0.16030 - 0.16264)</text:p>
      <text:p text:style-name="P2">1 ROUGE-W-1.2 Average_P: 0.24011 (95%-conf.int. 0.23835 - 0.24178)</text:p>
      <text:p text:style-name="P2">1 ROUGE-W-1.2 Average_F: 0.18573 (95%-conf.int. 0.18454 - 0.18693)</text:p>
      <text:p text:style-name="P2">---------------------------------------------</text:p>
      <text:p text:style-name="P2">1 ROUGE-S* Average_R: 0.15632 (95%-conf.int. 0.15436 - 0.15829)</text:p>
      <text:p text:style-name="P2">1 ROUGE-S* Average_P: 0.12899 (95%-conf.int. 0.12715 - 0.13089)</text:p>
      <text:p text:style-name="P2">1 ROUGE-S* Average_F: 0.12351 (95%-conf.int. 0.12210 - 0.12500)</text:p>
      <text:p text:style-name="P2">---------------------------------------------</text:p>
      <text:p text:style-name="P2">1 ROUGE-SU* Average_R: 0.16615 (95%-conf.int. 0.16415 - 0.16812)</text:p>
      <text:p text:style-name="P2">1 ROUGE-SU* Average_P: 0.13671 (95%-conf.int. 0.13486 - 0.13865)</text:p>
      <text:p text:style-name="P1">1 ROUGE-SU* Average_F: 0.13160 (95%-conf.int. 0.13016 – 0.13309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Rouge Score for Pointer Generoor with Coveage</text:p>
      <text:p text:style-name="P3"/>
      <text:p text:style-name="P4">1 ROUGE-1 Average_R: 0.43650 (95%-conf.int. 0.43410 - 0.43911)</text:p>
      <text:p text:style-name="P4">1 ROUGE-1 Average_P: 0.38598 (95%-conf.int. 0.38356 - 0.38835)</text:p>
      <text:p text:style-name="P4">1 ROUGE-1 Average_F: 0.39412 (95%-conf.int. 0.39200 - 0.39621)</text:p>
      <text:p text:style-name="P4">---------------------------------------------</text:p>
      <text:p text:style-name="P4">1 ROUGE-2 Average_R: 0.18746 (95%-conf.int. 0.18517 - 0.18986)</text:p>
      <text:p text:style-name="P4">1 ROUGE-2 Average_P: 0.16701 (95%-conf.int. 0.16487 - 0.16916)</text:p>
      <text:p text:style-name="P4">1 ROUGE-2 Average_F: 0.16967 (95%-conf.int. 0.16762 - 0.17169)</text:p>
      <text:p text:style-name="P4">---------------------------------------------</text:p>
      <text:p text:style-name="P4">1 ROUGE-3 Average_R: 0.10942 (95%-conf.int. 0.10750 - 0.11135)</text:p>
      <text:p text:style-name="P4">1 ROUGE-3 Average_P: 0.09901 (95%-conf.int. 0.09711 - 0.10089)</text:p>
      <text:p text:style-name="P4">1 ROUGE-3 Average_F: 0.09966 (95%-conf.int. 0.09791 - 0.10144)</text:p>
      <text:p text:style-name="P4">---------------------------------------------</text:p>
      <text:p text:style-name="P4">1 ROUGE-4 Average_R: 0.07366 (95%-conf.int. 0.07195 - 0.07544)</text:p>
      <text:p text:style-name="P4">1 ROUGE-4 Average_P: 0.06758 (95%-conf.int. 0.06588 - 0.06935)</text:p>
      <text:p text:style-name="P4">1 ROUGE-4 Average_F: 0.06739 (95%-conf.int. 0.06582 - 0.06896)</text:p>
      <text:p text:style-name="P4">---------------------------------------------</text:p>
      <text:p text:style-name="P4">1 ROUGE-L Average_R: 0.39724 (95%-conf.int. 0.39486 - 0.39979)</text:p>
      <text:p text:style-name="P4">1 ROUGE-L Average_P: 0.35174 (95%-conf.int. 0.34943 - 0.35408)</text:p>
      <text:p text:style-name="P4">1 ROUGE-L Average_F: 0.35890 (95%-conf.int. 0.35693 - 0.36083)</text:p>
      <text:p text:style-name="P4">---------------------------------------------</text:p>
      <text:p text:style-name="P4">1 ROUGE-W-1.2 Average_R: 0.17444 (95%-conf.int. 0.17330 - 0.17568)</text:p>
      <text:p text:style-name="P4">1 ROUGE-W-1.2 Average_P: 0.25635 (95%-conf.int. 0.25456 - 0.25816)</text:p>
      <text:p text:style-name="P4">1 ROUGE-W-1.2 Average_F: 0.19911 (95%-conf.int. 0.19788 - 0.20032)</text:p>
      <text:p text:style-name="P4">---------------------------------------------</text:p>
      <text:p text:style-name="P4">1 ROUGE-S* Average_R: 0.17314 (95%-conf.int. 0.17105 - 0.17544)</text:p>
      <text:p text:style-name="P4">1 ROUGE-S* Average_P: 0.14065 (95%-conf.int. 0.13878 - 0.14259)</text:p>
      <text:p text:style-name="P4">1 ROUGE-S* Average_F: 0.13472 (95%-conf.int. 0.13322 - 0.13624)</text:p>
      <text:p text:style-name="P4">---------------------------------------------</text:p>
      <text:p text:style-name="P4">1 ROUGE-SU* Average_R: 0.18370 (95%-conf.int. 0.18159 - 0.18601)</text:p>
      <text:p text:style-name="P4">1 ROUGE-SU* Average_P: 0.14875 (95%-conf.int. 0.14688 - 0.15070)</text:p>
      <text:p text:style-name="P5">1 ROUGE-SU* Average_F: 0.14325 (95%-conf.int. 0.14174 - 0.1447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3:07:06.409391669</meta:creation-date>
    <dc:date>2020-11-27T13:09:38.186216788</dc:date>
    <meta:editing-duration>PT2M32S</meta:editing-duration>
    <meta:editing-cycles>1</meta:editing-cycles>
    <meta:document-statistic meta:table-count="0" meta:image-count="0" meta:object-count="0" meta:page-count="2" meta:paragraph-count="64" meta:word-count="411" meta:character-count="3741" meta:non-whitespace-character-count="3393"/>
    <meta:generator>LibreOffice/6.0.7.3$Linux_X86_64 LibreOffice_project/00m0$Build-3</meta:generator>
  </office:meta>
</office:document-meta>
</file>